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394in" svg:y="1.728in">
            <draw:object draw:notify-on-update-of-ranges="Sheet1.A1:Sheet1.A2 Sheet1.A3:Sheet1.A10 Sheet1.B1:Sheet1.B2 Sheet1.B3:Sheet1.B10 Sheet1.C1:Sheet1.C2 Sheet1.C3:Sheet1.C10 Sheet1.D1:Sheet1.D2 Sheet1.D3:Sheet1.D10 Sheet1.E1:Sheet1.E2 Sheet1.E3:Sheet1.E10 Sheet1.F1:Sheet1.F2 Sheet1.F3:Sheet1.F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string">
            <text:p>ideal</text:p>
          </table:table-cell>
          <table:table-cell office:value-type="string">
            <text:p>art</text:p>
          </table:table-cell>
          <table:table-cell office:value-type="string">
            <text:p>blacksholes</text:p>
          </table:table-cell>
          <table:table-cell office:value-type="string">
            <text:p>fluidanimate</text:p>
          </table:table-cell>
          <table:table-cell office:value-type="string">
            <text:p>streamcluster</text:p>
          </table:table-cell>
          <table:table-cell office:value-type="string">
            <text:p>swaptions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99838131070085">
            <text:p>1.9983813107</text:p>
          </table:table-cell>
          <table:table-cell office:value-type="float" office:value="1.9982397465235">
            <text:p>1.9982397465</text:p>
          </table:table-cell>
          <table:table-cell office:value-type="float" office:value="1.91341605539179">
            <text:p>1.9134160554</text:p>
          </table:table-cell>
          <table:table-cell office:value-type="float" office:value="1.73089764641489">
            <text:p>1.7308976464</text:p>
          </table:table-cell>
          <table:table-cell office:value-type="float" office:value="1.99657438478747">
            <text:p>1.99657438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00341902820698">
            <text:p>3.0034190282</text:p>
          </table:table-cell>
          <table:table-cell office:value-type="float" office:value="2.98527349228611">
            <text:p>2.9852734923</text:p>
          </table:table-cell>
          <table:table-cell/>
          <table:table-cell office:value-type="float" office:value="2.27580871505164">
            <text:p>2.2758087151</text:p>
          </table:table-cell>
          <table:table-cell office:value-type="float" office:value="2.94878678368611">
            <text:p>2.94878678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02387244538407">
            <text:p>4.0238724454</text:p>
          </table:table-cell>
          <table:table-cell office:value-type="float" office:value="3.97711082564522">
            <text:p>3.9771108256</text:p>
          </table:table-cell>
          <table:table-cell office:value-type="float" office:value="3.55735406576599">
            <text:p>3.5573540658</text:p>
          </table:table-cell>
          <table:table-cell office:value-type="float" office:value="2.68964490750585">
            <text:p>2.6896449075</text:p>
          </table:table-cell>
          <table:table-cell office:value-type="float" office:value="3.92024708304736">
            <text:p>3.9202470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52951630350796">
            <text:p>3.5295163035</text:p>
          </table:table-cell>
          <table:table-cell office:value-type="float" office:value="4.96732788798133">
            <text:p>4.967327888</text:p>
          </table:table-cell>
          <table:table-cell/>
          <table:table-cell office:value-type="float" office:value="3.00932578388923">
            <text:p>3.0093257839</text:p>
          </table:table-cell>
          <table:table-cell office:value-type="float" office:value="4.85119755393239">
            <text:p>4.85119755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68006336540718">
            <text:p>2.6800633654</text:p>
          </table:table-cell>
          <table:table-cell office:value-type="float" office:value="5.95697043904145">
            <text:p>5.956970439</text:p>
          </table:table-cell>
          <table:table-cell/>
          <table:table-cell office:value-type="float" office:value="3.25965056949956">
            <text:p>3.2596505695</text:p>
          </table:table-cell>
          <table:table-cell office:value-type="float" office:value="5.80703538023587">
            <text:p>5.80703538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44037824553905">
            <text:p>2.4403782455</text:p>
          </table:table-cell>
          <table:table-cell office:value-type="float" office:value="6.96441717791411">
            <text:p>6.9644171779</text:p>
          </table:table-cell>
          <table:table-cell/>
          <table:table-cell office:value-type="float" office:value="3.45668688856097">
            <text:p>3.4566868886</text:p>
          </table:table-cell>
          <table:table-cell office:value-type="float" office:value="6.67422294928722">
            <text:p>6.674222949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19199577714862">
            <text:p>2.1919957771</text:p>
          </table:table-cell>
          <table:table-cell office:value-type="float" office:value="7.92737430167598">
            <text:p>7.9273743017</text:p>
          </table:table-cell>
          <table:table-cell office:value-type="float" office:value="6.13698328935796">
            <text:p>6.1369832894</text:p>
          </table:table-cell>
          <table:table-cell office:value-type="float" office:value="3.61349482945781">
            <text:p>3.6134948295</text:p>
          </table:table-cell>
          <table:table-cell office:value-type="float" office:value="7.62590120160214">
            <text:p>7.62590120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lackscholes</text:p>
          </table:table-cell>
          <table:table-cell table:number-columns-repeated="5"/>
        </table:table-row>
        <table:table-row table:style-name="ro1">
          <table:table-cell office:value-type="string">
            <text:p>cores</text:p>
          </table:table-cell>
          <table:table-cell office:value-type="string">
            <text:p>speedu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9982397465235">
            <text:p>1.998239746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98527349228611">
            <text:p>2.985273492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97711082564522">
            <text:p>3.977110825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96732788798133">
            <text:p>4.96732788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95697043904145">
            <text:p>5.95697043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96441717791411">
            <text:p>6.9644171779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92737430167598">
            <text:p>7.927374301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luidanimate</text:p>
          </table:table-cell>
          <table:table-cell table:number-columns-repeated="5"/>
        </table:table-row>
        <table:table-row table:style-name="ro1">
          <table:table-cell office:value-type="string">
            <text:p>cores</text:p>
          </table:table-cell>
          <table:table-cell office:value-type="string">
            <text:p>speedu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91341605539179">
            <text:p>1.913416055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5735406576599">
            <text:p>3.5573540658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.13698328935796">
            <text:p>6.136983289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treamcluster</text:p>
          </table:table-cell>
          <table:table-cell table:number-columns-repeated="5"/>
        </table:table-row>
        <table:table-row table:style-name="ro1">
          <table:table-cell office:value-type="string">
            <text:p>cores</text:p>
          </table:table-cell>
          <table:table-cell office:value-type="string">
            <text:p>speedu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73089764641489">
            <text:p>1.730897646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27580871505164">
            <text:p>2.275808715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68964490750585">
            <text:p>2.689644907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00932578388923">
            <text:p>3.0093257839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25965056949956">
            <text:p>3.259650569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45668688856097">
            <text:p>3.456686888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61349482945781">
            <text:p>3.613494829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waptions</text:p>
          </table:table-cell>
          <table:table-cell table:number-columns-repeated="5"/>
        </table:table-row>
        <table:table-row table:style-name="ro1">
          <table:table-cell office:value-type="string">
            <text:p>cores</text:p>
          </table:table-cell>
          <table:table-cell office:value-type="string">
            <text:p>speedu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99657438478747">
            <text:p>1.996574384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94878678368611">
            <text:p>2.948786783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92024708304736">
            <text:p>3.92024708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85119755393239">
            <text:p>4.8511975539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80703538023587">
            <text:p>5.8070353802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67422294928722">
            <text:p>6.6742229493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62590120160214">
            <text:p>7.6259012016</text:p>
          </table:table-cell>
          <table:table-cell table:number-columns-repeated="4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06-04T16:10:30</dc:date>
    <dc:creator>Andrew Dupree</dc:creator>
    <meta:editing-duration>P0D</meta:editing-duration>
    <meta:editing-cycles>1</meta:editing-cycles>
    <meta:document-statistic meta:table-count="1" meta:cell-count="1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27cm" svg:y="0.316cm" chart:style-name="ch2">
          <text:p>Speedup vs. Number of Cores</text:p>
        </chart:title>
        <chart:subtitle svg:x="5.72cm" svg:y="1.275cm" chart:style-name="ch3">
          <text:p>...for various benchmarks</text:p>
        </chart:subtitle>
        <chart:legend chart:legend-position="end" svg:x="12.459cm" svg:y="2.956cm" style:legend-expansion="high" chart:style-name="ch4"/>
        <chart:plot-area chart:style-name="ch5" table:cell-range-address="Sheet1.A1:Sheet1.F10" chart:data-source-has-labels="row" svg:x="1.331cm" svg:y="2.318cm" svg:width="10.489cm" svg:height="5.521cm">
          <chartooo:coordinate-region svg:x="1.767cm" svg:y="2.517cm" svg:width="9.959cm" svg:height="4.675cm"/>
          <chart:axis chart:dimension="x" chart:name="primary-x" chart:style-name="ch6">
            <chart:title svg:x="5.354cm" svg:y="8.019cm" chart:style-name="ch7">
              <text:p>number of cores</text:p>
            </chart:title>
          </chart:axis>
          <chart:axis chart:dimension="y" chart:name="primary-y" chart:style-name="ch6">
            <chart:title svg:x="0.451cm" svg:y="5.77cm" chart:style-name="ch8">
              <text:p>speedup</text:p>
            </chart:title>
            <chart:grid chart:style-name="ch9" chart:class="major"/>
          </chart:axis>
          <chart:series chart:style-name="ch10" chart:values-cell-range-address="Sheet1.A3:Sheet1.A10" chart:label-cell-address="Sheet1.A1:Sheet1.A2" chart:class="chart:line">
            <chart:data-point chart:repeated="8"/>
          </chart:series>
          <chart:series chart:style-name="ch11" chart:values-cell-range-address="Sheet1.B3:Sheet1.B10" chart:label-cell-address="Sheet1.B1:Sheet1.B2" chart:class="chart:line">
            <chart:data-point chart:repeated="8"/>
          </chart:series>
          <chart:series chart:style-name="ch12" chart:values-cell-range-address="Sheet1.C3:Sheet1.C10" chart:label-cell-address="Sheet1.C1:Sheet1.C2" chart:class="chart:line">
            <chart:data-point chart:repeated="8"/>
          </chart:series>
          <chart:series chart:style-name="ch13" chart:values-cell-range-address="Sheet1.D3:Sheet1.D10" chart:label-cell-address="Sheet1.D1:Sheet1.D2" chart:class="chart:line">
            <chart:data-point chart:repeated="8"/>
          </chart:series>
          <chart:series chart:style-name="ch14" chart:values-cell-range-address="Sheet1.E3:Sheet1.E10" chart:label-cell-address="Sheet1.E1:Sheet1.E2" chart:class="chart:line">
            <chart:data-point chart:repeated="8"/>
          </chart:series>
          <chart:series chart:style-name="ch15" chart:values-cell-range-address="Sheet1.F3:Sheet1.F10" chart:label-cell-address="Sheet1.F1:Sheet1.F2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text:list>
                  <text:list-item>
                    <text:p/>
                  </text:list-item>
                  <text:list-item>
                    <text:p>ideal</text:p>
                  </text:list-item>
                </text:list>
                <draw:g>
                  <svg:desc>Sheet1.A1:Sheet1.A2</svg:desc>
                </draw:g>
              </table:table-cell>
              <table:table-cell office:value-type="string">
                <text:p>art</text:p>
                <text:list>
                  <text:list-item>
                    <text:p/>
                  </text:list-item>
                  <text:list-item>
                    <text:p>art</text:p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blacksholes</text:p>
                <text:list>
                  <text:list-item>
                    <text:p/>
                  </text:list-item>
                  <text:list-item>
                    <text:p>blacksholes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fluidanimate</text:p>
                <text:list>
                  <text:list-item>
                    <text:p/>
                  </text:list-item>
                  <text:list-item>
                    <text:p>fluidanimate</text:p>
                  </text:list-item>
                </text:list>
                <draw:g>
                  <svg:desc>Sheet1.D1:Sheet1.D2</svg:desc>
                </draw:g>
              </table:table-cell>
              <table:table-cell office:value-type="string">
                <text:p>streamcluster</text:p>
                <text:list>
                  <text:list-item>
                    <text:p/>
                  </text:list-item>
                  <text:list-item>
                    <text:p>streamcluster</text:p>
                  </text:list-item>
                </text:list>
                <draw:g>
                  <svg:desc>Sheet1.E1:Sheet1.E2</svg:desc>
                </draw:g>
              </table:table-cell>
              <table:table-cell office:value-type="string">
                <text:p>swaptions</text:p>
                <text:list>
                  <text:list-item>
                    <text:p/>
                  </text:list-item>
                  <text:list-item>
                    <text:p>swaptions</text:p>
                  </text:list-item>
                </text:list>
                <draw:g>
                  <svg:desc>Sheet1.F1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B3:Sheet1.B10</svg:desc>
                </draw:g>
              </table:table-cell>
              <table:table-cell office:value-type="float" office:value="1">
                <text:p>1</text:p>
                <draw:g>
                  <svg:desc>Sheet1.C3:Sheet1.C10</svg:desc>
                </draw:g>
              </table:table-cell>
              <table:table-cell office:value-type="float" office:value="1">
                <text:p>1</text:p>
                <draw:g>
                  <svg:desc>Sheet1.D3:Sheet1.D10</svg:desc>
                </draw:g>
              </table:table-cell>
              <table:table-cell office:value-type="float" office:value="1">
                <text:p>1</text:p>
                <draw:g>
                  <svg:desc>Sheet1.E3:Sheet1.E10</svg:desc>
                </draw:g>
              </table:table-cell>
              <table:table-cell office:value-type="float" office:value="1">
                <text:p>1</text:p>
                <draw:g>
                  <svg:desc>Sheet1.F3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838131070085">
                <text:p>1.99838131070085</text:p>
              </table:table-cell>
              <table:table-cell office:value-type="float" office:value="1.9982397465235">
                <text:p>1.9982397465235</text:p>
              </table:table-cell>
              <table:table-cell office:value-type="float" office:value="1.91341605539179">
                <text:p>1.91341605539179</text:p>
              </table:table-cell>
              <table:table-cell office:value-type="float" office:value="1.73089764641489">
                <text:p>1.73089764641489</text:p>
              </table:table-cell>
              <table:table-cell office:value-type="float" office:value="1.99657438478747">
                <text:p>1.99657438478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0341902820698">
                <text:p>3.00341902820698</text:p>
              </table:table-cell>
              <table:table-cell office:value-type="float" office:value="2.98527349228611">
                <text:p>2.98527349228611</text:p>
              </table:table-cell>
              <table:table-cell office:value-type="float" office:value="NaN">
                <text:p>NaN</text:p>
              </table:table-cell>
              <table:table-cell office:value-type="float" office:value="2.27580871505164">
                <text:p>2.27580871505164</text:p>
              </table:table-cell>
              <table:table-cell office:value-type="float" office:value="2.94878678368611">
                <text:p>2.94878678368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02387244538407">
                <text:p>4.02387244538407</text:p>
              </table:table-cell>
              <table:table-cell office:value-type="float" office:value="3.97711082564522">
                <text:p>3.97711082564522</text:p>
              </table:table-cell>
              <table:table-cell office:value-type="float" office:value="3.55735406576599">
                <text:p>3.55735406576599</text:p>
              </table:table-cell>
              <table:table-cell office:value-type="float" office:value="2.68964490750585">
                <text:p>2.68964490750585</text:p>
              </table:table-cell>
              <table:table-cell office:value-type="float" office:value="3.92024708304736">
                <text:p>3.92024708304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52951630350796">
                <text:p>3.52951630350796</text:p>
              </table:table-cell>
              <table:table-cell office:value-type="float" office:value="4.96732788798133">
                <text:p>4.96732788798133</text:p>
              </table:table-cell>
              <table:table-cell office:value-type="float" office:value="NaN">
                <text:p>NaN</text:p>
              </table:table-cell>
              <table:table-cell office:value-type="float" office:value="3.00932578388923">
                <text:p>3.00932578388923</text:p>
              </table:table-cell>
              <table:table-cell office:value-type="float" office:value="4.85119755393239">
                <text:p>4.85119755393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68006336540718">
                <text:p>2.68006336540718</text:p>
              </table:table-cell>
              <table:table-cell office:value-type="float" office:value="5.95697043904145">
                <text:p>5.95697043904145</text:p>
              </table:table-cell>
              <table:table-cell office:value-type="float" office:value="NaN">
                <text:p>NaN</text:p>
              </table:table-cell>
              <table:table-cell office:value-type="float" office:value="3.25965056949956">
                <text:p>3.25965056949956</text:p>
              </table:table-cell>
              <table:table-cell office:value-type="float" office:value="5.80703538023587">
                <text:p>5.80703538023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44037824553905">
                <text:p>2.44037824553905</text:p>
              </table:table-cell>
              <table:table-cell office:value-type="float" office:value="6.96441717791411">
                <text:p>6.96441717791411</text:p>
              </table:table-cell>
              <table:table-cell office:value-type="float" office:value="NaN">
                <text:p>NaN</text:p>
              </table:table-cell>
              <table:table-cell office:value-type="float" office:value="3.45668688856097">
                <text:p>3.45668688856097</text:p>
              </table:table-cell>
              <table:table-cell office:value-type="float" office:value="6.67422294928722">
                <text:p>6.67422294928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9199577714862">
                <text:p>2.19199577714862</text:p>
              </table:table-cell>
              <table:table-cell office:value-type="float" office:value="7.92737430167598">
                <text:p>7.92737430167598</text:p>
              </table:table-cell>
              <table:table-cell office:value-type="float" office:value="6.13698328935796">
                <text:p>6.13698328935796</text:p>
              </table:table-cell>
              <table:table-cell office:value-type="float" office:value="3.61349482945781">
                <text:p>3.61349482945781</text:p>
              </table:table-cell>
              <table:table-cell office:value-type="float" office:value="7.62590120160214">
                <text:p>7.625901201602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